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writing-mode="lr-tb"/>
    </style:style>
    <style:style style:name="P2" style:family="paragraph" style:parent-style-name="Text_20_body">
      <style:paragraph-properties style:writing-mode="lr-tb"/>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writing-mode="lr-tb"/>
      <style:text-properties fo:font-weight="bold" style:font-weight-asian="bold" style:font-weight-complex="bold"/>
    </style:style>
    <style:style style:name="P4" style:family="paragraph" style:parent-style-name="Text_20_body" style:list-style-name="L1">
      <style:paragraph-properties style:writing-mode="lr-tb"/>
    </style:style>
    <style:style style:name="P5" style:family="paragraph" style:parent-style-name="Text_20_body" style:list-style-name="L1">
      <style:paragraph-properties style:writing-mode="lr-tb"/>
      <style:text-properties officeooo:paragraph-rsid="0014ddfb"/>
    </style:style>
    <style:style style:name="P6" style:family="paragraph" style:parent-style-name="Text_20_body" style:list-style-name="L1">
      <style:paragraph-properties style:writing-mode="lr-tb"/>
      <style:text-properties officeooo:rsid="00168c6f" officeooo:paragraph-rsid="00168c6f"/>
    </style:style>
    <style:style style:name="T1" style:family="text">
      <style:text-properties officeooo:rsid="0014dd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hort description of the different variables</text:h>
      <text:p text:style-name="P1"/>
      <text:p text:style-name="P3">Target variable:</text:p>
      <text:list text:style-name="L1">
        <text:list-item>
          <text:p text:style-name="P4">wildfires_25yrs : Target variable is the wildfire probability expressed as the ratio between the number of occurred wildfires divided by the number of years (here 25 years)</text:p>
          <text:p text:style-name="P4"/>
        </text:list-item>
      </text:list>
      <text:p text:style-name="P2">Potentially predicitve features:</text:p>
      <text:list text:continue-numbering="true" text:style-name="L1">
        <text:list-item>
          <text:p text:style-name="P4">NDVI<text:span text:style-name="T1">_mean_march and </text:span>NDVI<text:span text:style-name="T1">_mean_aug: Mean Normalized Difference vegetation Index (NDVI) for a day in March and a day in August. The data was obtained from the Land Monitoring Service of Copernicus</text:span>. In detail, the NDVI values from Copernicus were downloaded for always the same day in the years 2000, 2010, 2019, and then averaged across the three years. <text:s/></text:p>
        </text:list-item>
        <text:list-item>
          <text:p text:style-name="P5">mean<text:span text:style-name="T1">_temp, m</text:span>ean<text:span text:style-name="T1">_precipitation and max_temp_aug: All three variables are obtained from PRISM (https://prism.oregonstate.edu/recent/), where datasets on annual average </text:span>temperatures and precipitation with a resolution of 4 x 4 km are freely available. In detail, the three variables represent the averaged temperature/precipitation between the years 2000 to 2024. As August is the warmest month in Southern California, also the mean maximum temperature of August calculated from the years 2000, 2010, and 2020 is provided. </text:p>
        </text:list-item>
        <text:list-item>
          <text:p text:style-name="P5">LULC<text:span text:style-name="T1">_2019: The averaged land use and land cover (LULC) between 2000 and 2025 could not be calculated , thus as a proxy, for the temporal avg. LULC, the LULC for the year 2019 is provided. The data was taken from the National Land Cover Database (NLCD)</text:span></text:p>
        </text:list-item>
        <text:list-item>
          <text:p text:style-name="P5">slope and aspect: <text:s/>The inclination (slope) and orientation (aspect) of a terrain are derived from a Digital Terrain Model (DTM), namely the GMTED2010 from the U.S. Geological Survey and Center, 2010, with a spatial resolution of 1 km</text:p>
        </text:list-item>
        <text:list-item>
          <text:p text:style-name="P4">soil<text:span text:style-name="T1">_silt: the silt fraction of the soil might pose some predictive power when it </text:span>comes to wildfire risk. The raster data was retrieved from soilgrids.org</text:p>
        </text:list-item>
        <text:list-item>
          <text:p text:style-name="P4">1<text:span text:style-name="T1">_road_dist: Describes the distance to the next closest road </text:span></text:p>
        </text:list-item>
        <text:list-item>
          <text:p text:style-name="P6"><text:soft-page-break/>nested cross v</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Carlito" fo:font-family="Carlito"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4T20:53:50.877949590</meta:creation-date>
    <dc:date>2026-03-05T15:18:05.962785416</dc:date>
    <meta:editing-duration>PT5H2M12S</meta:editing-duration>
    <meta:editing-cycles>3</meta:editing-cycles>
    <meta:generator>LibreOffice/24.2.7.2$Linux_X86_64 LibreOffice_project/420$Build-2</meta:generator>
    <meta:document-statistic meta:table-count="0" meta:image-count="0" meta:object-count="0" meta:page-count="2" meta:paragraph-count="12" meta:word-count="297" meta:character-count="1859" meta:non-whitespace-character-count="1577"/>
  </office:meta>
</office:document-meta>
</file>